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Bitstream Vera Sans Mono" svg:font-family="'Bitstream Vera Sans Mono'" style:font-family-generic="modern" style:font-pitch="fixed"/>
    <style:font-face style:name="Courier" svg:font-family="Courier" style:font-family-generic="modern" style:font-pitch="fixed"/>
    <style:font-face style:name="Bitstream Vera Sans1" svg:font-family="'Bitstream Vera Sans'" style:font-pitch="variable"/>
    <style:font-face style:name="Mincho" svg:font-family="Mincho" style:font-pitch="variable"/>
    <style:font-face style:name="Tahoma" svg:font-family="Tahoma" style:font-pitch="variable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</office:font-face-decls>
  <office:automatic-styles>
    <style:style style:name="P1" style:family="paragraph" style:parent-style-name="Text_20_body">
      <style:text-properties fo:font-weight="normal" style:font-weight-asian="normal" style:font-weight-complex="normal"/>
    </style:style>
    <style:style style:name="P2" style:family="paragraph" style:parent-style-name="Text_20_body" style:list-style-name="L1">
      <style:text-properties fo:font-weight="normal" style:font-weight-asian="normal" style:font-weight-complex="normal"/>
    </style:style>
    <style:style style:name="P3" style:family="paragraph" style:parent-style-name="Text_20_body" style:list-style-name="L2">
      <style:text-properties fo:font-weight="normal" style:font-weight-asian="normal" style:font-weight-complex="normal"/>
    </style:style>
    <style:style style:name="P4" style:family="paragraph" style:parent-style-name="Text_20_body" style:list-style-name="L2"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Text_20_body" style:list-style-name="L3"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Text_20_body" style:list-style-name="L3">
      <style:text-properties fo:font-style="italic" fo:font-weight="normal" style:font-style-asian="italic" style:font-weight-asian="normal" style:font-style-complex="italic" style:font-weight-complex="normal"/>
    </style:style>
    <style:style style:name="P8" style:family="paragraph" style:parent-style-name="Text_20_body" style:list-style-name="L4">
      <style:text-properties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Text_20_body">
      <style:paragraph-properties fo:margin-left="0.4925in" fo:margin-right="0in" fo:text-indent="0in" style:auto-text-indent="false" fo:padding="0.0201in" fo:border="0.0008in solid #000000" style:shadow="none"/>
      <style:text-properties style:font-name="Courie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 style:parent-style-name="Example">
      <style:text-properties style:text-position="0% 100%" fo:background-color="#ffffff"/>
    </style:style>
    <text:list-style style:name="L1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vySync XML-RPC Daemon specification</text:h>
      <text:h text:style-name="Heading_20_1" text:outline-level="1">version 0.4, 3 March 2006, by Jaromil</text:h>
      <text:p text:style-name="Text_20_body"/>
      <text:p text:style-name="Text_20_body">The IvySync software can be operated during runtime with asynchronous commands, it listens on a network socket and parses well formed XML messages conforming to it's own Remote Protocol Communication API.</text:p>
      <text:p text:style-name="Text_20_body">This specification document describes the API used for communication.</text:p>
      <text:p text:style-name="Text_20_body"/>
      <text:p text:style-name="Text_20_body">Default daemon port is <text:span text:style-name="T1">2640 </text:span><text:span text:style-name="T2">– full XMLRPC address is </text:span><text:span text:style-name="T1">IP:2640/RPC2</text:span></text:p>
      <text:p text:style-name="P1">IvySync methods take at least one argument: the channel number the command should be executed on, starting from 1. The channel argument is always the first in the list of arguments accepted by the function.</text:p>
      <text:p text:style-name="P1">When not specified otherwise, IvySync methods return a 1.0 or 0.0 value (double) to report success or failure of the operation.</text:p>
      <text:p text:style-name="P1"/>
      <text:p text:style-name="P1">List of available methods (names are case sensitive):</text:p>
      <text:list text:style-name="L1">
        <text:list-item>
          <text:p text:style-name="P2">double<text:tab/><text:span text:style-name="T1">Open</text:span><text:tab/><text:tab/>( int channel, string file-path )</text:p>
        </text:list-item>
      </text:list>
      <text:list text:style-name="L2">
        <text:list-item>
          <text:p text:style-name="P3">double<text:tab/><text:span text:style-name="T1">Play<text:tab/></text:span><text:tab/>( int channel )</text:p>
        </text:list-item>
        <text:list-item>
          <text:p text:style-name="P3">double<text:tab/><text:span text:style-name="T1">Stop</text:span><text:tab/><text:tab/>( int channel )</text:p>
        </text:list-item>
        <text:list-item>
          <text:p text:style-name="P3">double<text:tab/><text:span text:style-name="T1">Pause</text:span><text:span text:style-name="T2"><text:tab/>( int channel )</text:span></text:p>
        </text:list-item>
        <text:list-item>
          <text:p text:style-name="P3">double<text:tab/><text:span text:style-name="T1">GetPos</text:span><text:tab/>( int channel )</text:p>
          <text:p text:style-name="P4">(returns the position in percentage, 0-100)</text:p>
        </text:list-item>
        <text:list-item>
          <text:p text:style-name="P4">double<text:tab/><text:span text:style-name="T1">SetPos</text:span><text:tab/>( int channel , int position )</text:p>
          <text:p text:style-name="P4">(position argument is in percentage, 0-100)</text:p>
        </text:list-item>
        <text:list-item>
          <text:p text:style-name="P4">double<text:tab/><text:span text:style-name="T1">Quit</text:span><text:tab/><text:tab/>()</text:p>
        </text:list-item>
      </text:list>
      <text:p text:style-name="P5"/>
      <text:p text:style-name="P5">An example of work flow for loading different clips and play them:</text:p>
      <text:list text:style-name="L3">
        <text:list-item>
          <text:p text:style-name="P6">Open<text:tab/>( 1, /pub/videos/nikita.avi )</text:p>
        </text:list-item>
        <text:list-item>
          <text:p text:style-name="P6">Play<text:tab/>( 1 )</text:p>
        </text:list-item>
        <text:list-item>
          <text:p text:style-name="P7">watch your video until the end, or call Stop( 1 )</text:p>
        </text:list-item>
        <text:list-item>
          <text:p text:style-name="P7">Open( 1, /pub/videos/leon.avi )</text:p>
        </text:list-item>
        <text:list-item>
          <text:p text:style-name="P7">... and so on ...</text:p>
        </text:list-item>
      </text:list>
      <text:p text:style-name="P5"/>
      <text:p text:style-name="P5"><text:span text:style-name="T2"/></text:p>
      <text:p text:style-name="P5">IvySync daemon also supports introspection and self-description, thru two special system methods:</text:p>
      <text:list text:style-name="L4">
        <text:list-item>
          <text:p text:style-name="P8">string[]<text:tab/><text:span text:style-name="T1">system.listMethods</text:span><text:tab/>( )</text:p>
        </text:list-item>
        <text:list-item>
          <text:p text:style-name="P8">string<text:tab/><text:span text:style-name="T1">system.methodHelp</text:span><text:tab/>( string method_name )</text:p>
        </text:list-item>
      </text:list>
      <text:p text:style-name="P5">Here is an example of well formed XML-RPC calls to IvySync methods:</text:p>
      <text:p text:style-name="P9"><text:span text:style-name="T3">&lt;?xml version=”1.0”?&gt;</text:span></text:p>
      <text:p text:style-name="P9"><text:span text:style-name="T3">&lt;methodCall&gt;</text:span></text:p>
      <text:p text:style-name="P9"><text:span text:style-name="T3"><text:tab/>&lt;methodName&gt;SetPos&lt;/methodName&gt;</text:span></text:p>
      <text:p text:style-name="P9"><text:span text:style-name="T3"><text:tab/>&lt;params&gt;</text:span></text:p>
      <text:p text:style-name="P9"><text:span text:style-name="T3"><text:tab/><text:tab/>&lt;param&gt;&lt;value&gt;&lt;i4&gt;1&lt;/i4&gt;&lt;/value&gt;&lt;/param&gt;</text:span></text:p>
      <text:p text:style-name="P9"><text:span text:style-name="T3"><text:tab/><text:tab/>&lt;param&gt;&lt;value&gt;&lt;i4&gt;33&lt;/i4&gt;&lt;/value&gt;&lt;/param&gt;</text:span></text:p>
      <text:p text:style-name="P9"><text:span text:style-name="T3"><text:tab/>&lt;/params&gt;</text:span></text:p>
      <text:p text:style-name="P9"><text:span text:style-name="T3">&lt;/methodCall&gt;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Bitstream Vera Sans Mono" svg:font-family="'Bitstream Vera Sans Mono'" style:font-family-generic="modern" style:font-pitch="fixed"/>
    <style:font-face style:name="Courier" svg:font-family="Courier" style:font-family-generic="modern" style:font-pitch="fixed"/>
    <style:font-face style:name="Bitstream Vera Sans1" svg:font-family="'Bitstream Vera Sans'" style:font-pitch="variable"/>
    <style:font-face style:name="Mincho" svg:font-family="Mincho" style:font-pitch="variable"/>
    <style:font-face style:name="Tahoma" svg:font-family="Tahoma" style:font-pitch="variable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erif" fo:font-size="12pt" fo:language="en" fo:country="US" style:font-name-asian="Bitstream Vera Sans1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Bitstream Vera Sans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xample" style:family="text">
      <style:text-properties style:font-name="Bitstream Vera Sans Mono" style:font-name-asian="Bitstream Vera Sans Mono" style:font-name-complex="Bitstream Vera Sans Mono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3$Build-8968</meta:generator>
    <meta:creation-date>2005-12-02T09:45:19</meta:creation-date>
    <dc:date>2006-03-03T19:02:26</dc:date>
    <meta:print-date>2006-03-03T16:15:13</meta:print-date>
    <dc:language>en-US</dc:language>
    <meta:editing-cycles>6</meta:editing-cycles>
    <meta:editing-duration>PT3H14M5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5" meta:word-count="267" meta:character-count="1732"/>
  </office:meta>
</office:document-meta>
</file>